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Semaines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âch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Diagramme des clas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Desc. Du proje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Module Car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Module PaquetDeCar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Module Mainjoue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Module Joue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Module Equi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Module Tab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IA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ffichage textu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ffichage SFML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usiqu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Bruitag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Adaptation Windows/Mac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0:49:53.635648491</meta:creation-date>
    <dc:date>2024-02-28T10:57:01.500265612</dc:date>
    <meta:editing-duration>PT7M8S</meta:editing-duration>
    <meta:editing-cycles>1</meta:editing-cycles>
    <meta:document-statistic meta:table-count="1" meta:cell-count="46" meta:object-count="0"/>
    <meta:generator>LibreOffice/7.5.4.2$Linux_X86_64 LibreOffice_project/36ccfdc35048b057fd9854c757a8b67ec53977b6</meta:generator>
  </office:meta>
</office:document-meta>
</file>